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50pt" fo:font-weight="bold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5cm" svg:height="6.25cm" svg:x="0.417cm" svg:y="0.517cm">
          <text:p/>
          <draw:enhanced-geometry svg:viewBox="0 0 21600 21600" draw:type="rectangle" draw:enhanced-path="M 0 0 L 21600 0 21600 21600 0 21600 0 0 Z N"/>
        </draw:custom-shape>
        <draw:path draw:style-name="gr2" draw:layer="layout" svg:width="4.621cm" svg:height="5.222cm" svg:x="1.163cm" svg:y="1.089cm" svg:viewBox="0 0 4622 5223" svg:d="m2187 5199c-9-14-37-17-64-6-111 42-719-639-1121-1257-290-445-729-1321-856-1710-196-600-195-982 3-1388 115-234 405-534 614-632 444-209 1758-275 2451-124 675 148 1065 425 1301 926 97 204 108 264 107 547-1 271-21 375-132 706-190 560-639 1449-951 1881-366 505-749 948-883 1018-111 60-440 86-469 39z">
          <text:p text:style-name="P1"/>
          <text:p text:style-name="P1"><text:span text:style-name="T1"/></text:p>
          <text:p text:style-name="P1"><text:span text:style-name="T2">C</text:span></text:p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7.056cm" fo:page-height="7.0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25T08:55:15</dc:date>
    <meta:generator>LibreOffice/4.0.4.2$MacOSX_x86 LibreOffice_project/9e9821abd0ffdbc09cd8c52eaa574fa09eb08f2</meta:generator>
    <meta:editing-duration>P0D</meta:editing-duration>
    <meta:editing-cycles>1</meta:editing-cycles>
    <meta:document-statistic meta:object-count="2"/>
  </office:meta>
</office:document-meta>
</file>